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8716" officeooo:paragraph-rsid="00168716"/>
    </style:style>
    <style:style style:name="P2" style:family="paragraph" style:parent-style-name="Text_20_body">
      <style:text-properties officeooo:rsid="0018f960" officeooo:paragraph-rsid="0018f960"/>
    </style:style>
    <style:style style:name="P3" style:family="paragraph" style:parent-style-name="Text_20_body">
      <style:text-properties officeooo:paragraph-rsid="001a6b72"/>
    </style:style>
    <style:style style:name="P4" style:family="paragraph" style:parent-style-name="Text_20_body">
      <style:text-properties officeooo:rsid="001f9cb9" officeooo:paragraph-rsid="001f9cb9"/>
    </style:style>
    <style:style style:name="P5" style:family="paragraph" style:parent-style-name="Text_20_body">
      <style:text-properties officeooo:paragraph-rsid="00211bf8"/>
    </style:style>
    <style:style style:name="P6" style:family="paragraph" style:parent-style-name="Standard">
      <style:text-properties fo:font-size="16pt" fo:font-weight="bold" officeooo:rsid="00161836" officeooo:paragraph-rsid="00161836"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161836" officeooo:paragraph-rsid="00161836" style:font-size-asian="16pt" style:font-weight-asian="bold" style:font-size-complex="16pt" style:font-weight-complex="bold"/>
    </style:style>
    <style:style style:name="P8" style:family="paragraph" style:parent-style-name="Standard">
      <style:text-properties fo:font-weight="normal" officeooo:rsid="00161836" officeooo:paragraph-rsid="00161836" style:font-weight-asian="normal" style:font-weight-complex="normal"/>
    </style:style>
    <style:style style:name="P9" style:family="paragraph" style:parent-style-name="Standard">
      <style:text-properties fo:font-weight="normal" officeooo:rsid="00168716" officeooo:paragraph-rsid="00168716"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officeooo:rsid="001f9cb9" officeooo:paragraph-rsid="001f9cb9" style:font-weight-asian="normal" style:font-weight-complex="normal"/>
    </style:style>
    <style:style style:name="P12" style:family="paragraph" style:parent-style-name="Text_20_body">
      <style:text-properties fo:font-weight="normal" officeooo:rsid="0020ce11" officeooo:paragraph-rsid="0020ce11" style:font-weight-asian="normal" style:font-weight-complex="normal"/>
    </style:style>
    <style:style style:name="P13" style:family="paragraph" style:parent-style-name="Text_20_body">
      <style:text-properties fo:font-weight="normal" officeooo:paragraph-rsid="0020ce11" style:font-weight-asian="normal" style:font-weight-complex="normal"/>
    </style:style>
    <style:style style:name="P14" style:family="paragraph" style:parent-style-name="Text_20_body">
      <style:text-properties fo:font-weight="normal" officeooo:rsid="00211bf8" officeooo:paragraph-rsid="00211bf8" style:font-weight-asian="normal" style:font-weight-complex="normal"/>
    </style:style>
    <style:style style:name="P15" style:family="paragraph" style:parent-style-name="Text_20_body">
      <style:text-properties fo:font-weight="normal" officeooo:rsid="00211bf8" officeooo:paragraph-rsid="00294ebd" style:font-weight-asian="normal" style:font-weight-complex="normal"/>
    </style:style>
    <style:style style:name="P16" style:family="paragraph" style:parent-style-name="Text_20_body">
      <style:text-properties fo:font-weight="normal" officeooo:rsid="00211bf8" officeooo:paragraph-rsid="00229765" style:font-weight-asian="normal" style:font-weight-complex="normal"/>
    </style:style>
    <style:style style:name="P17" style:family="paragraph" style:parent-style-name="Text_20_body">
      <style:text-properties fo:font-weight="normal" officeooo:rsid="0017522d" officeooo:paragraph-rsid="0017522d" style:font-weight-asian="normal" style:font-weight-complex="normal"/>
    </style:style>
    <style:style style:name="P18" style:family="paragraph" style:parent-style-name="Text_20_body">
      <style:text-properties fo:font-weight="normal" officeooo:rsid="0018f960" officeooo:paragraph-rsid="0018f960" style:font-weight-asian="normal" style:font-weight-complex="normal"/>
    </style:style>
    <style:style style:name="P19" style:family="paragraph" style:parent-style-name="Text_20_body">
      <style:text-properties fo:font-weight="normal" officeooo:rsid="001a6b72" officeooo:paragraph-rsid="001a6b72" style:font-weight-asian="normal" style:font-weight-complex="normal"/>
    </style:style>
    <style:style style:name="P20" style:family="paragraph" style:parent-style-name="Text_20_body" style:list-style-name="L4">
      <style:text-properties fo:font-weight="normal" officeooo:rsid="001a6b72" officeooo:paragraph-rsid="001a6b72" style:font-weight-asian="normal" style:font-weight-complex="normal"/>
    </style:style>
    <style:style style:name="P21" style:family="paragraph" style:parent-style-name="Text_20_body">
      <style:text-properties fo:font-weight="normal" officeooo:paragraph-rsid="001a6b72" style:font-weight-asian="normal" style:font-weight-complex="normal"/>
    </style:style>
    <style:style style:name="P22" style:family="paragraph" style:parent-style-name="Text_20_body">
      <style:text-properties fo:font-weight="normal" officeooo:rsid="001de280" officeooo:paragraph-rsid="001de280" style:font-weight-asian="normal" style:font-weight-complex="normal"/>
    </style:style>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text-properties fo:font-weight="normal" officeooo:paragraph-rsid="001de280" style:font-weight-asian="normal" style:font-weight-complex="normal"/>
    </style:style>
    <style:style style:name="P26" style:family="paragraph" style:parent-style-name="Text_20_body">
      <style:text-properties fo:font-weight="normal" officeooo:paragraph-rsid="001c2cb5" style:font-weight-asian="normal" style:font-weight-complex="normal"/>
    </style:style>
    <style:style style:name="P27" style:family="paragraph" style:parent-style-name="Text_20_body">
      <style:text-properties fo:font-size="16pt" fo:font-weight="bold" officeooo:rsid="00161836" officeooo:paragraph-rsid="0020ce11" style:font-size-asian="16pt" style:font-weight-asian="bold" style:font-size-complex="16pt" style:font-weight-complex="bold"/>
    </style:style>
    <style:style style:name="P28" style:family="paragraph" style:parent-style-name="Text_20_body">
      <style:text-properties fo:font-size="16pt" fo:font-weight="bold" officeooo:rsid="00229765" officeooo:paragraph-rsid="00229765" style:font-size-asian="16pt" style:font-weight-asian="bold" style:font-size-complex="16pt" style:font-weight-complex="bold"/>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fo:font-weight="normal" officeooo:rsid="00229765" officeooo:paragraph-rsid="00229765" style:font-style-asian="normal" style:font-weight-asian="normal" style:font-style-complex="normal" style:font-weight-complex="normal"/>
    </style:style>
    <style:style style:name="P31" style:family="paragraph" style:parent-style-name="Text_20_body">
      <style:text-properties fo:font-style="normal" fo:font-weight="normal" officeooo:rsid="00294ebd" officeooo:paragraph-rsid="00294ebd" style:font-style-asian="normal" style:font-weight-asian="normal" style:font-style-complex="normal" style:font-weight-complex="normal"/>
    </style:style>
    <style:style style:name="P32" style:family="paragraph" style:parent-style-name="Text_20_body">
      <style:text-properties officeooo:rsid="00211bf8" officeooo:paragraph-rsid="00294ebd"/>
    </style:style>
    <style:style style:name="P33" style:family="paragraph" style:parent-style-name="Text_20_body">
      <style:text-properties officeooo:rsid="0018f960" officeooo:paragraph-rsid="0018f960"/>
    </style:style>
    <style:style style:name="P34" style:family="paragraph" style:parent-style-name="Text_20_body">
      <style:text-properties fo:font-weight="bold" officeooo:rsid="00211bf8" officeooo:paragraph-rsid="00211bf8" style:font-weight-asian="bold" style:font-weight-complex="bold"/>
    </style:style>
    <style:style style:name="P35" style:family="paragraph" style:parent-style-name="Text_20_body" style:list-style-name="L3">
      <style:text-properties officeooo:paragraph-rsid="001a6b72"/>
    </style:style>
    <style:style style:name="P36" style:family="paragraph" style:parent-style-name="Text_20_body">
      <style:text-properties officeooo:paragraph-rsid="002ae30a"/>
    </style:style>
    <style:style style:name="P37" style:family="paragraph" style:parent-style-name="Text_20_body">
      <style:text-properties officeooo:paragraph-rsid="00275838"/>
    </style:style>
    <style:style style:name="P38" style:family="paragraph" style:parent-style-name="Text_20_body" style:list-style-name="L1">
      <style:paragraph-properties fo:margin-top="0cm" fo:margin-bottom="0cm" loext:contextual-spacing="false"/>
      <style:text-properties fo:font-weight="normal" style:font-weight-asian="normal" style:font-weight-complex="normal"/>
    </style:style>
    <style:style style:name="P39" style:family="paragraph" style:parent-style-name="Text_20_body" style:list-style-name="L2">
      <style:paragraph-properties fo:margin-top="0cm" fo:margin-bottom="0cm" loext:contextual-spacing="false"/>
      <style:text-properties fo:font-weight="normal" style:font-weight-asian="normal" style:font-weight-complex="normal"/>
    </style:style>
    <style:style style:name="P40" style:family="paragraph" style:parent-style-name="Heading_20_2">
      <style:text-properties fo:font-weight="normal" officeooo:paragraph-rsid="00229765" style:font-weight-asian="normal" style:font-weight-complex="normal"/>
    </style:style>
    <style:style style:name="P41"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Heading_20_2">
      <style:text-properties fo:font-size="14pt" style:text-underline-style="solid" style:text-underline-width="auto" style:text-underline-color="font-color" fo:font-weight="bold" officeooo:paragraph-rsid="002ae30a" style:font-size-asian="14pt" style:font-weight-asian="bold" style:font-size-complex="14pt" style:font-weight-complex="bold"/>
    </style:style>
    <style:style style:name="P43" style:family="paragraph" style:parent-style-name="Preformatted_20_Text">
      <style:paragraph-properties fo:margin-top="0cm" fo:margin-bottom="0.499cm" loext:contextual-spacing="false"/>
      <style:text-properties fo:font-weight="normal" style:font-weight-asian="normal" style:font-weight-complex="normal"/>
    </style:style>
    <style:style style:name="P44" style:family="paragraph" style:parent-style-name="Heading_20_3">
      <style:text-properties fo:font-size="12pt" fo:font-style="normal" fo:font-weight="bold" officeooo:rsid="00229765" officeooo:paragraph-rsid="00229765" style:font-size-asian="12pt" style:font-style-asian="normal" style:font-weight-asian="bold" style:font-size-complex="12pt" style:font-style-complex="normal" style:font-weight-complex="bold"/>
    </style:style>
    <style:style style:name="T1" style:family="text">
      <style:text-properties fo:font-size="16pt" officeooo:rsid="00161836" style:font-size-asian="16pt" style:font-size-complex="16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7522d" style:font-weight-asian="bold" style:font-weight-complex="bold"/>
    </style:style>
    <style:style style:name="T5" style:family="text">
      <style:text-properties fo:font-weight="bold" officeooo:rsid="0018f960" style:font-weight-asian="bold" style:font-weight-complex="bold"/>
    </style:style>
    <style:style style:name="T6" style:family="text">
      <style:text-properties fo:font-weight="bold" officeooo:rsid="001a6b72" style:font-weight-asian="bold" style:font-weight-complex="bold"/>
    </style:style>
    <style:style style:name="T7" style:family="text">
      <style:text-properties fo:font-weight="bold" officeooo:rsid="00211bf8" style:font-weight-asian="bold" style:font-weight-complex="bold"/>
    </style:style>
    <style:style style:name="T8" style:family="text">
      <style:text-properties fo:font-weight="bold" officeooo:rsid="0025a20d" style:font-weight-asian="bold" style:font-weight-complex="bold"/>
    </style:style>
    <style:style style:name="T9" style:family="text">
      <style:text-properties officeooo:rsid="0017522d"/>
    </style:style>
    <style:style style:name="T10" style:family="text">
      <style:text-properties officeooo:rsid="0018f960"/>
    </style:style>
    <style:style style:name="T11" style:family="text">
      <style:text-properties officeooo:rsid="001a6b72"/>
    </style:style>
    <style:style style:name="T12" style:family="text">
      <style:text-properties officeooo:rsid="001de280"/>
    </style:style>
    <style:style style:name="T13" style:family="text">
      <style:text-properties fo:font-weight="normal" style:font-weight-asian="normal" style:font-weight-complex="normal"/>
    </style:style>
    <style:style style:name="T14" style:family="text">
      <style:text-properties fo:font-weight="normal" officeooo:rsid="0020ce11" style:font-weight-asian="normal" style:font-weight-complex="normal"/>
    </style:style>
    <style:style style:name="T15" style:family="text">
      <style:text-properties fo:font-weight="normal" officeooo:rsid="00211bf8" style:font-weight-asian="normal" style:font-weight-complex="normal"/>
    </style:style>
    <style:style style:name="T16" style:family="text">
      <style:text-properties fo:font-weight="normal" officeooo:rsid="0018f960" style:font-weight-asian="normal" style:font-weight-complex="normal"/>
    </style:style>
    <style:style style:name="T17" style:family="text">
      <style:text-properties fo:font-weight="normal" officeooo:rsid="00294ebd" style:font-weight-asian="normal" style:font-weight-complex="normal"/>
    </style:style>
    <style:style style:name="T18" style:family="text">
      <style:text-properties fo:font-weight="normal" officeooo:rsid="0017522d" style:font-weight-asian="normal" style:font-weight-complex="normal"/>
    </style:style>
    <style:style style:name="T19" style:family="text">
      <style:text-properties fo:font-weight="normal" officeooo:rsid="001a6b72" style:font-weight-asian="normal" style:font-weight-complex="normal"/>
    </style:style>
    <style:style style:name="T20" style:family="text">
      <style:text-properties fo:font-weight="normal" officeooo:rsid="0025a20d" style:font-weight-asian="normal" style:font-weight-complex="normal"/>
    </style:style>
    <style:style style:name="T21" style:family="text">
      <style:text-properties fo:font-weight="normal" officeooo:rsid="002ae30a" style:font-weight-asian="normal" style:font-weight-complex="normal"/>
    </style:style>
    <style:style style:name="T22" style:family="text">
      <style:text-properties fo:font-weight="normal" officeooo:rsid="002aee9f" style:font-weight-asian="normal" style:font-weight-complex="normal"/>
    </style:style>
    <style:style style:name="T23" style:family="text">
      <style:text-properties officeooo:rsid="00211bf8"/>
    </style:style>
    <style:style style:name="T24" style:family="text">
      <style:text-properties fo:font-style="italic"/>
    </style:style>
    <style:style style:name="T25" style:family="text">
      <style:text-properties fo:font-style="italic" fo:font-weight="normal" style:font-weight-asian="normal" style:font-weight-complex="normal"/>
    </style:style>
    <style:style style:name="T26" style:family="text">
      <style:text-properties fo:font-style="italic" fo:font-weight="normal" officeooo:rsid="00229765" style:font-weight-asian="normal" style:font-weight-complex="normal"/>
    </style:style>
    <style:style style:name="T27" style:family="text">
      <style:text-properties fo:font-style="italic" fo:font-weight="normal" officeooo:rsid="00294ebd" style:font-weight-asian="normal" style:font-weight-complex="normal"/>
    </style:style>
    <style:style style:name="T28" style:family="text">
      <style:text-properties fo:font-style="italic" fo:font-weight="normal" officeooo:rsid="0018f960" style:font-weight-asian="normal" style:font-weight-complex="normal"/>
    </style:style>
    <style:style style:name="T29" style:family="text">
      <style:text-properties fo:font-style="italic" officeooo:rsid="00229765"/>
    </style:style>
    <style:style style:name="T30" style:family="text">
      <style:text-properties fo:font-style="italic" officeooo:rsid="00294ebd"/>
    </style:style>
    <style:style style:name="T31" style:family="text">
      <style:text-properties fo:font-style="italic" officeooo:rsid="0018f960"/>
    </style:style>
    <style:style style:name="T32" style:family="text">
      <style:text-properties officeooo:rsid="00229765"/>
    </style:style>
    <style:style style:name="T33" style:family="text">
      <style:text-properties officeooo:rsid="0025a20d"/>
    </style:style>
    <style:style style:name="T34" style:family="text">
      <style:text-properties fo:color="#000000"/>
    </style:style>
    <style:style style:name="T35" style:family="text">
      <style:text-properties officeooo:rsid="00294ebd"/>
    </style:style>
    <style:style style:name="T36" style:family="text">
      <style:text-properties officeooo:rsid="0020ce11"/>
    </style:style>
    <style:style style:name="T37" style:family="text">
      <style:text-properties officeooo:rsid="002ae30a"/>
    </style:style>
    <style:style style:name="T38" style:family="text">
      <style:text-properties fo:font-size="12pt" officeooo:rsid="00229765" style:font-size-asian="12pt" style:font-size-complex="12pt"/>
    </style:style>
    <style:style style:name="T39" style:family="text">
      <style:text-properties style:font-name="Liberation Serif" fo:font-weight="normal" style:font-weight-asian="normal" style:font-weight-complex="normal"/>
    </style:style>
    <style:style style:name="T40" style:family="text">
      <style:text-properties style:font-name="Liberation Serif" fo:font-weight="normal" officeooo:rsid="002aee9f" style:font-weight-asian="normal" style:font-weight-complex="normal"/>
    </style:style>
    <style:style style:name="T41" style:family="text">
      <style:text-properties officeooo:rsid="002b6991"/>
    </style:style>
    <style:style style:name="T42" style:family="text">
      <style:text-properties officeooo:rsid="002d812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text:tab/><text:span text:style-name="T37">Assignment</text:span></text:p>
      <text:p text:style-name="P6"/>
      <text:p text:style-name="P6">HTTP Methods:</text:p>
      <text:p text:style-name="P8"/>
      <text:p text:style-name="P9">Suppose we want to Get the <text:s/>data of the Employee with id 10. Then the URI for this operation will be /Webonise/employee/10.</text:p>
      <text:p text:style-name="P9"/>
      <text:p text:style-name="P9">But now we want to DELETE the data of student with the student id 10. For this URL will be /Webonise/employee/10.</text:p>
      <text:p text:style-name="P9"/>
      <text:p text:style-name="P1"><text:span text:style-name="T18">But how the server will get to know that request is for GET or DELETE with the same URL in both condition. </text:span><text:span text:style-name="T13">The answer is, by checking the HTTP method parameter. The method for the first operation should be </text:span><text:span text:style-name="Source_20_Text"><text:span text:style-name="T13">GET</text:span></text:span><text:span text:style-name="T13"> and for the second operation, it should be </text:span><text:span text:style-name="Source_20_Text"><text:span text:style-name="T40">DELETE</text:span></text:span><text:span text:style-name="T39">.</text:span></text:p>
      <text:p text:style-name="P17">Following are HTTP methods :</text:p>
      <text:p text:style-name="P18">1. GET</text:p>
      <text:p text:style-name="P18">The GET method retrieve information is identified by the Request-URI. If the Request-URI refers to a data-producing process, it is the produced data which shall be returned as the entity in the response. Whatever the request can be send that append on URL.</text:p>
      <text:p text:style-name="P3"><text:span text:style-name="T16">Eg. </text:span><text:a xlink:type="simple" xlink:href="http://www.webonise.com/doc?size=20&amp;page=10" text:style-name="Internet_20_link" text:visited-style-name="Visited_20_Internet_20_Link"><text:span text:style-name="T13">http://www.</text:span></text:a><text:a xlink:type="simple" xlink:href="http://www.webonise.com/doc?size=20&amp;page=10" text:style-name="Internet_20_link" text:visited-style-name="Visited_20_Internet_20_Link"><text:span text:style-name="T16">webonise</text:span></text:a><text:a xlink:type="simple" xlink:href="http://www.webonise.com/doc?size=20&amp;page=10" text:style-name="Internet_20_link" text:visited-style-name="Visited_20_Internet_20_Link"><text:span text:style-name="T13">.com/</text:span></text:a><text:a xlink:type="simple" xlink:href="http://www.webonise.com/doc?size=20&amp;page=10" text:style-name="Internet_20_link" text:visited-style-name="Visited_20_Internet_20_Link"><text:span text:style-name="T19">project</text:span></text:a><text:a xlink:type="simple" xlink:href="http://www.webonise.com/doc?size=20&amp;page=10" text:style-name="Internet_20_link" text:visited-style-name="Visited_20_Internet_20_Link"><text:span text:style-name="T13">?size=20&amp;page=</text:span></text:a><text:a xlink:type="simple" xlink:href="http://www.webonise.com/doc?size=20&amp;page=10" text:style-name="Internet_20_link" text:visited-style-name="Visited_20_Internet_20_Link"><text:span text:style-name="T16">10</text:span></text:a></text:p>
      <text:list xml:id="list5466502261753907394" text:style-name="L3">
        <text:list-item>
          <text:p text:style-name="P35"><text:span text:style-name="T19">only limited amount of data can be send.</text:span></text:p>
        </text:list-item>
        <text:list-item>
          <text:p text:style-name="P35"><text:span text:style-name="T19">Text and char type data can be send.</text:span></text:p>
        </text:list-item>
        <text:list-item>
          <text:p text:style-name="P35"><text:span text:style-name="T19">can not use this method for sensitive type of data.</text:span></text:p>
        </text:list-item>
      </text:list>
      <text:p text:style-name="P19"/>
      <text:p text:style-name="P18">2. POST</text:p>
      <text:p text:style-name="P18">POST methods are used to create a new resource into the collection of resources.</text:p>
      <text:p text:style-name="P21"><text:span text:style-name="T10">when creating a new resource, POST to the parent and the service takes care of associating the new resource with the parent, assigning an ID etc. Whatever the request can be send that not exposed on URL.</text:span></text:p>
      <text:p text:style-name="P3"><text:span text:style-name="T21">Eg. </text:span><text:a xlink:type="simple" xlink:href="http://www.webonise.com/project" text:style-name="Internet_20_link" text:visited-style-name="Visited_20_Internet_20_Link"><text:span text:style-name="T13">http://www.</text:span></text:a><text:a xlink:type="simple" xlink:href="http://www.webonise.com/project" text:style-name="Internet_20_link" text:visited-style-name="Visited_20_Internet_20_Link"><text:span text:style-name="T16">webonise</text:span></text:a><text:a xlink:type="simple" xlink:href="http://www.webonise.com/project" text:style-name="Internet_20_link" text:visited-style-name="Visited_20_Internet_20_Link"><text:span text:style-name="T13">.com/</text:span></text:a><text:a xlink:type="simple" xlink:href="http://www.webonise.com/project" text:style-name="Internet_20_link" text:visited-style-name="Visited_20_Internet_20_Link"><text:span text:style-name="T19">project</text:span></text:a></text:p>
      <text:list xml:id="list5018762139834683126" text:style-name="L4">
        <text:list-item>
          <text:p text:style-name="P20">No len<text:span text:style-name="T41">g</text:span>th limit of data</text:p>
        </text:list-item>
        <text:list-item>
          <text:p text:style-name="P20">any type data can be send.</text:p>
        </text:list-item>
        <text:list-item>
          <text:p text:style-name="P20">can use this method for sensitive type of data.</text:p>
        </text:list-item>
      </text:list>
      <text:p text:style-name="P19"/>
      <text:p text:style-name="P19"/>
      <text:p text:style-name="P19"/>
      <text:p text:style-name="P19"><text:soft-page-break/>3. PUT</text:p>
      <text:p text:style-name="P26"><text:span text:style-name="T11">PUT used to update the resources. It actually puts a file or resource at a specific URI, and exactly at that URI. If there's already a file or resource at that URI, PUT replaces that file or resource. If there is no file or resource there, PUT creates one. </text:span></text:p>
      <text:p text:style-name="P25"><text:span text:style-name="T12">4. DELETE</text:span></text:p>
      <text:p text:style-name="P22">The DELETE method requests that the origin server delete the resource identified by the Request-URI. </text:p>
      <text:p text:style-name="P11">5. PATCH</text:p>
      <text:p text:style-name="P4"><text:span text:style-name="T13">HTTP PATCH requests are </text:span><text:span text:style-name="Strong_20_Emphasis"><text:span text:style-name="T13">to make partial update on a resource</text:span></text:span><text:span text:style-name="T13">. If you see PUT requests also modify a resource entity so to make more clear – PATCH method is the correct choice for partially updating an existing resource and PUT should only be used if you’re replacing a resource in its entirety.</text:span></text:p>
      <text:p text:style-name="P11">6. OPTION</text:p>
      <text:p text:style-name="P4"><text:span text:style-name="T13">The HTTP </text:span><text:span text:style-name="Source_20_Text"><text:span text:style-name="T13">OPTIONS</text:span></text:span><text:span text:style-name="T13"> method is supposedly used to determine what other methods the server supports on a given resource. </text:span></text:p>
      <text:p text:style-name="P12">7. HEAD</text:p>
      <text:p text:style-name="P13"><text:span text:style-name="T36">The HEAD method is functionally similar to GET, except that the server replies with a response line and headers, but no entity-body. </text:span>Asks for only the header part of whatever a GET would return. Just like GET but with no body.</text:p>
      <text:p text:style-name="P13"/>
      <text:p text:style-name="P13"/>
      <text:p text:style-name="P27">HTTP Status code</text:p>
      <text:p text:style-name="P12">So the REST API must always return an appropriate status code to the client so that the client can know the actual issue and process accordingly.</text:p>
      <text:p text:style-name="P14"><text:span text:style-name="T3">1XX Codes</text:span> : Informational Code </text:p>
      <text:p text:style-name="P14">These are the acknowledgement responses, used to pass on information. </text:p>
      <text:p text:style-name="P14">100<text:tab/>:<text:tab/>continue</text:p>
      <text:p text:style-name="P14">101<text:tab/>:<text:tab/>Switching Protocol</text:p>
      <text:p text:style-name="P14"/>
      <text:p text:style-name="P14"><text:span text:style-name="T3">2XX Codes</text:span> : Succses code</text:p>
      <text:p text:style-name="P14">These are the success codes which means that the server has received the request from the client and processed it successfully.</text:p>
      <text:p text:style-name="P14">200<text:tab/>:<text:tab/>OK</text:p>
      <text:p text:style-name="P14">201<text:tab/>:<text:tab/>Created</text:p>
      <text:p text:style-name="P14"><text:soft-page-break/>202<text:tab/>:<text:tab/>Accepted</text:p>
      <text:p text:style-name="P14">203<text:tab/>:<text:tab/>Non-authoritative Information</text:p>
      <text:p text:style-name="P14">204<text:tab/>:<text:tab/>No Content<text:tab/></text:p>
      <text:p text:style-name="P14">205<text:tab/>:<text:tab/>Reset Content</text:p>
      <text:p text:style-name="P14">206<text:tab/>:<text:tab/>Partial Content</text:p>
      <text:p text:style-name="P14"/>
      <text:p text:style-name="P34">3XX Codes : <text:span text:style-name="T13">URL Redirection.</text:span></text:p>
      <text:p text:style-name="P14">300 <text:tab/>:<text:tab/>Multiple choice</text:p>
      <text:p text:style-name="P14">301<text:tab/>:<text:tab/>Moved Permanently</text:p>
      <text:p text:style-name="P14">302<text:tab/>:<text:tab/>Found</text:p>
      <text:p text:style-name="P14">303<text:tab/>:<text:tab/>See Other</text:p>
      <text:p text:style-name="P14">304<text:tab/>:<text:tab/>Not Modified</text:p>
      <text:p text:style-name="P14">305<text:tab/>:<text:tab/>Use Proxy</text:p>
      <text:p text:style-name="P16">306<text:tab/>:<text:tab/><text:span text:style-name="T24">Unused</text:span></text:p>
      <text:p text:style-name="P16"><text:span text:style-name="T29">307<text:tab/>:<text:tab/>Temporary Redirect</text:span><text:tab/><text:tab/><text:tab/></text:p>
      <text:p text:style-name="P14"/>
      <text:p text:style-name="P5"><text:span text:style-name="T7">4XX Codes</text:span><text:span text:style-name="T15"> : </text:span><text:span text:style-name="Strong_20_Emphasis"><text:span text:style-name="T13">error that originates from the client</text:span></text:span></text:p>
      <text:p text:style-name="P18">This class of status codes are returned if the client's request has error. The request could be incorrect or the resource which the client is looking for doesn't exist.</text:p>
      <text:p text:style-name="P15"><text:span text:style-name="T35">4</text:span>00 <text:tab/>:<text:tab/><text:span text:style-name="T35">Bad Request</text:span></text:p>
      <text:p text:style-name="P15"><text:span text:style-name="T35">4</text:span>01<text:tab/>:<text:tab/><text:span text:style-name="T35">Unauthorized</text:span></text:p>
      <text:p text:style-name="P15"><text:span text:style-name="T35">4</text:span>02<text:tab/>:<text:tab/><text:span text:style-name="T35">Payment Required</text:span></text:p>
      <text:p text:style-name="P15"><text:span text:style-name="T35">4</text:span>04<text:tab/>:<text:tab/>N<text:span text:style-name="T35">ot Found</text:span></text:p>
      <text:p text:style-name="P15"><text:span text:style-name="T35">4</text:span>05<text:tab/>:<text:tab/><text:span text:style-name="T35">Method Not Allowed</text:span></text:p>
      <text:p text:style-name="P15"><text:span text:style-name="T35">4</text:span>06<text:tab/>:<text:tab/><text:span text:style-name="T30">Not Acceptable</text:span></text:p>
      <text:p text:style-name="P15"><text:span text:style-name="T31"/></text:p>
      <text:p text:style-name="P5"><text:span text:style-name="T7">5XX Codes <text:s/></text:span><text:span text:style-name="T15">: </text:span><text:span text:style-name="Strong_20_Emphasis"><text:span text:style-name="T13">error that originates from the </text:span></text:span><text:span text:style-name="Strong_20_Emphasis"><text:span text:style-name="T20">server</text:span></text:span></text:p>
      <text:p text:style-name="P18">The 5XX status codes are when server fails to process the request and cannot send the correct response. In this case the client doesn't have to change its request as the problem is with the server where the REST API is deployed. </text:p>
      <text:p text:style-name="P15"><text:span text:style-name="T42">5</text:span>00 <text:tab/>:<text:tab/><text:span text:style-name="T35">Internal Server Error</text:span></text:p>
      <text:p text:style-name="P15"><text:span text:style-name="T42">5</text:span>01<text:tab/>:<text:tab/><text:span text:style-name="T35">Not Implemented</text:span></text:p>
      <text:p text:style-name="P15"><text:soft-page-break/><text:span text:style-name="T42">5</text:span>02<text:tab/>:<text:tab/><text:span text:style-name="T35">Bad Gateway</text:span></text:p>
      <text:p text:style-name="P15"><text:span text:style-name="T42">5</text:span>03<text:tab/>:<text:tab/>S<text:span text:style-name="T35">ervice Unavailable</text:span></text:p>
      <text:p text:style-name="P15"/>
      <text:p text:style-name="P28">How REST works?</text:p>
      <text:h text:style-name="P40" text:outline-level="2"><text:span text:style-name="T38">Types of Web Services</text:span></text:h>
      <text:list xml:id="list7118696035098277567" text:style-name="L1">
        <text:list-item>
          <text:p text:style-name="P38">SOAP Web Services </text:p>
        </text:list-item>
        <text:list-item>
          <text:p text:style-name="P23">REST Web Services </text:p>
        </text:list-item>
      </text:list>
      <text:h text:style-name="P44" text:outline-level="3"><text:span text:style-name="T37">1. </text:span>SOAP(Simple Object Access Protocol) Web Services :</text:h>
      <text:p text:style-name="P29">SOAP is an XML-based protocol. The biggest advantage of using the SOAP Web Service is its own security. <text:span text:style-name="T32">SOAP is a technique to send an XML request over the Internet using HTTP protocol (hitting a URL), and in return getting an XML response.</text:span></text:p>
      <text:h text:style-name="P44" text:outline-level="3"><text:span text:style-name="T37">2. </text:span>REST Web Services :</text:h>
      <text:p text:style-name="P29">The REST stands for Representational State Transfer. The applications which follow this architecture are referred to as RESTful.</text:p>
      <text:p text:style-name="P30">Unlike SOAP which targets the actions, REST concerns more on the resources. REST locates the resources by using URL and it depends on the type of transport protocol(with HTTP - GET, POST, PUT, DELETE,...) for the actions to be performed on the resources. </text:p>
      <text:p text:style-name="P31">It basically involves two terms, Request and Responce</text:p>
      <text:h text:style-name="P41" text:outline-level="2">Requests :</text:h>
      <text:p text:style-name="P10">All HTTP requests must have at least two lines. The first line shows the request method, a path on the server and the version of HTTP to use. In addition, an HTTP request must indicate the host to which the connection should be made (optionally, the port on the host can also be specified). </text:p>
      <text:p text:style-name="P43">GET /index.html HTTP/1.1 <text:s/>Host: API Testing</text:p>
      <text:p text:style-name="P37"><text:span text:style-name="T3">Request Headers</text:span><text:span text:style-name="T13"><text:line-break/>The Host line is an example of an HTTP request header. A request can have many other headers but it is only the Host header that is mandatory. </text:span></text:p>
      <text:p text:style-name="P37"><text:span text:style-name="T3">Request Methods</text:span><text:span text:style-name="T13"><text:line-break/>In the above example, the request method is GET. The request methods most commonly used with APIs are GET, POST, PUT, PATCH and DELETE. </text:span></text:p>
      <text:h text:style-name="P42" text:outline-level="2">Responses :</text:h>
      <text:p text:style-name="P36"><text:span text:style-name="T13">An HTTP response consists of a status line, response headers and, in most cases, a response body.<text:line-break/><text:line-break/></text:span><text:span text:style-name="T3">Response Status</text:span><text:span text:style-name="T13"><text:line-break/>The status line of a response includes the </text:span><text:span text:style-name="T25">status code</text:span><text:span text:style-name="T13"> which indicates the overall result of </text:span><text:soft-page-break/><text:span text:style-name="T13">processing the request. Response status codes are grouped into five categories with the first digit of the code indicating the class of response,</text:span></text:p>
      <text:list xml:id="list6965903970640725817" text:style-name="L2">
        <text:list-item>
          <text:p text:style-name="P39">1xx 　The request has been received and is being processed. </text:p>
        </text:list-item>
        <text:list-item>
          <text:p text:style-name="P39">2xx 　The request was successfully processed.</text:p>
        </text:list-item>
        <text:list-item>
          <text:p text:style-name="P39">3xx 　Redirection to another URL is required. </text:p>
        </text:list-item>
        <text:list-item>
          <text:p text:style-name="P39">4xx 　There was an error in the request.</text:p>
        </text:list-item>
        <text:list-item>
          <text:p text:style-name="P24">5xx 　The server was unable to fulfil the request due to a problem on the server side.</text:p>
        </text:list-item>
      </text:list>
      <text:p text:style-name="P10"><text:line-break/><text:span text:style-name="T3">Response Headers</text:span><text:line-break/><text:span text:style-name="T34">In the API world, one of most common uses of custom headers is to provide pagination information when returning a collection to indicate the total number of pages that are available and the particular range of items in the current response.<text:line-break/><text:line-break/>If an API is not behaving as expected it is certainly worth examining the response headers for clues</text:span> as to a problem but in normal usage the Content-Type header is probably the most useful. This header indicates how the body of the response is format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4:03:40.805952095</meta:creation-date>
    <dc:date>2018-10-10T19:30:04.894177523</dc:date>
    <meta:editing-duration>PT1H47M18S</meta:editing-duration>
    <meta:editing-cycles>10</meta:editing-cycles>
    <meta:generator>LibreOffice/5.1.6.2$Linux_X86_64 LibreOffice_project/10m0$Build-2</meta:generator>
    <meta:document-statistic meta:table-count="0" meta:image-count="0" meta:object-count="0" meta:page-count="5" meta:paragraph-count="90" meta:word-count="1166" meta:character-count="6539" meta:non-whitespace-character-count="5441"/>
  </office:meta>
</office:document-meta>
</file>